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Source Code Pro" svg:font-family="'Source Code Pr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0.07mm"/>
    </style:style>
    <style:style style:name="co2" style:family="table-column">
      <style:table-column-properties fo:break-before="auto" style:column-width="83.26mm"/>
    </style:style>
    <style:style style:name="co3" style:family="table-column">
      <style:table-column-properties fo:break-before="auto" style:column-width="71.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ource Code Pro"/>
    </style:style>
  </office:automatic-styles>
  <office:body>
    <office:spreadsheet>
      <table:calculation-settings table:automatic-find-labels="false"/>
      <table:table table:name="LCmeter0-LCD-8pinlcd-PIC-COMP_ListByPar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Part Value <text:s text:c="18"/>Attributes Package <text:s text:c="6"/>Description <text:s text:c="51"/>Part N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1 <text:s text:c="2"/>1nF <text:s text:c="31"/>C050-025X060 <text:s/>CAPACITOR</text:p>
          </table:table-cell>
          <table:table-cell office:value-type="string" calcext:value-type="string">
            <text:p><text:s/>European symbol <text:s text:c="36"/>* 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 <text:s text:c="2"/>1nF <text:s text:c="31"/>C050-025X060 <text:s/>CAPACITOR</text:p>
          </table:table-cell>
          <table:table-cell office:value-type="string" calcext:value-type="string">
            <text:p><text:s/>European symbol <text:s text:c="36"/>* 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 <text:s text:c="2"/>10µF <text:s text:c="30"/>E2</text:p>
          </table:table-cell>
          <table:table-cell office:value-type="string" calcext:value-type="string">
            <text:p>5-4 <text:s text:c="7"/>POLARIZED CAPACITOR</text:p>
          </table:table-cell>
          <table:table-cell office:value-type="string" calcext:value-type="string">
            <text:p><text:s/>European symbol <text:s text:c="26"/>* <text:s text:c="6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 <text:s text:c="2"/>10µF <text:s text:c="30"/>E2</text:p>
          </table:table-cell>
          <table:table-cell office:value-type="string" calcext:value-type="string">
            <text:p>5-4 <text:s text:c="7"/>POLARIZED CAPACITOR</text:p>
          </table:table-cell>
          <table:table-cell office:value-type="string" calcext:value-type="string">
            <text:p><text:s/>European symbol <text:s text:c="26"/>* <text:s text:c="6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 <text:s text:c="2"/>33pF <text:s text:c="30"/>C025-020X036 <text:s/>CAPACITOR</text:p>
          </table:table-cell>
          <table:table-cell office:value-type="string" calcext:value-type="string">
            <text:p><text:s/>European symbol <text:s text:c="36"/>* 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 <text:s text:c="2"/>33pF <text:s text:c="30"/>C025-020X036 <text:s/>CAPACITOR</text:p>
          </table:table-cell>
          <table:table-cell office:value-type="string" calcext:value-type="string">
            <text:p><text:s/>European symbol <text:s text:c="36"/>* 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 <text:s text:c="2"/>100µF <text:s text:c="29"/>E2</text:p>
          </table:table-cell>
          <table:table-cell office:value-type="string" calcext:value-type="string">
            <text:p>5-5 <text:s text:c="7"/>POLARIZED CAPACITOR</text:p>
          </table:table-cell>
          <table:table-cell office:value-type="string" calcext:value-type="string">
            <text:p><text:s/>European symbol <text:s text:c="26"/>* <text:s text:c="6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8 <text:s text:c="2"/>22pF <text:s text:c="30"/>C050-020X036 <text:s/>CAPACITOR</text:p>
          </table:table-cell>
          <table:table-cell office:value-type="string" calcext:value-type="string">
            <text:p><text:s/>European symbol <text:s text:c="36"/>* 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 <text:s text:c="2"/>100nF <text:s text:c="29"/>C025-024X044 <text:s/>CAPACITOR</text:p>
          </table:table-cell>
          <table:table-cell office:value-type="string" calcext:value-type="string">
            <text:p><text:s/>European symbol <text:s text:c="36"/>* 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 <text:s text:c="2"/>1N4148 <text:s text:c="28"/>DO34-7 <text:s text:c="70"/>* <text:s text:c="6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2 <text:s text:c="2"/>1N4148 <text:s text:c="28"/>DO34-12V <text:s text:c="68"/>* <text:s text:c="6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1 <text:s/>PIC16F876A <text:s text:c="24"/>DIL28-3 <text:s text:c="69"/>* <text:s text:c="6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1 <text:s text:c="2"/>HD44780-4BITLCD44780-8P <text:s text:c="11"/>CONN-LCD44780 <text:s text:c="63"/>* <text:s text:c="6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2 <text:s text:c="2"/>PIC-UART <text:s text:c="26"/>PIC-UART <text:s text:c="68"/>* <text:s text:c="6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3 <text:s text:c="2"/>PIC-ICSP <text:s text:c="26"/>PIC-ICSP <text:s text:c="68"/>* <text:s text:c="6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4 <text:s text:c="2"/>J4 <text:s text:c="32"/>CONN-2P <text:s text:c="69"/>* <text:s text:c="6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5 <text:s text:c="2"/>CONN-2P2P/V <text:s text:c="23"/>CONN-2P-V <text:s text:c="67"/>* <text:s text:c="6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7 <text:s text:c="2"/>CONN-2P2P/V <text:s text:c="23"/>CONN-2P-V <text:s text:c="67"/>* <text:s text:c="6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2 <text:s text:c="2"/>DS2Y <text:s text:c="30"/>DS2Y <text:s text:c="9"/>MINIATURE RELAY NAiS <text:s text:c="42"/>* <text:s text:c="6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1 <text:s text:c="2"/>68µH <text:s text:c="30"/>L-09R <text:s text:c="71"/>* <text:s text:c="6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1 TLLG4400 <text:s text:c="26"/>LED3MM <text:s text:c="7"/>Low Current (2mA) LED 3 mm Tinted Diffused Package color GREEN * <text:s text:c="6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1 <text:s text:c="2"/>20MHz <text:s text:c="29"/>HC49 <text:s text:c="72"/>* <text:s text:c="6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1 <text:s text:c="2"/>100kO <text:s text:c="29"/>0202/7 <text:s text:c="7"/>RESISTOR</text:p>
          </table:table-cell>
          <table:table-cell office:value-type="string" calcext:value-type="string">
            <text:p><text:s/>European symbol <text:s text:c="37"/>* 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2 <text:s text:c="2"/>100kO <text:s text:c="29"/>0202/7 <text:s text:c="7"/>RESISTOR</text:p>
          </table:table-cell>
          <table:table-cell office:value-type="string" calcext:value-type="string">
            <text:p><text:s/>European symbol <text:s text:c="37"/>* 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3 <text:s text:c="2"/>100kO <text:s text:c="29"/>0202/7 <text:s text:c="7"/>RESISTOR</text:p>
          </table:table-cell>
          <table:table-cell office:value-type="string" calcext:value-type="string">
            <text:p><text:s/>European symbol <text:s text:c="37"/>* 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4 <text:s text:c="2"/>47kO <text:s text:c="30"/>0202/7 <text:s text:c="7"/>RESISTOR</text:p>
          </table:table-cell>
          <table:table-cell office:value-type="string" calcext:value-type="string">
            <text:p><text:s/>European symbol <text:s text:c="37"/>* 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5 <text:s text:c="2"/>4.7kO <text:s text:c="29"/>0202/7 <text:s text:c="7"/>RESISTOR</text:p>
          </table:table-cell>
          <table:table-cell office:value-type="string" calcext:value-type="string">
            <text:p><text:s/>European symbol <text:s text:c="37"/>* 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6 <text:s text:c="2"/>10k <text:s text:c="31"/>0202/7-V <text:s text:c="5"/>RESISTOR</text:p>
          </table:table-cell>
          <table:table-cell office:value-type="string" calcext:value-type="string">
            <text:p><text:s/>European symbol <text:s text:c="37"/>* 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7 <text:s text:c="2"/>10kO <text:s text:c="30"/>0202/10 <text:s text:c="6"/>RESISTOR</text:p>
          </table:table-cell>
          <table:table-cell office:value-type="string" calcext:value-type="string">
            <text:p><text:s/>European symbol <text:s text:c="37"/>* 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8 <text:s text:c="2"/>100 <text:s text:c="31"/>0202/7 <text:s text:c="7"/>RESISTOR</text:p>
          </table:table-cell>
          <table:table-cell office:value-type="string" calcext:value-type="string">
            <text:p><text:s/>European symbol <text:s text:c="37"/>* 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9 <text:s text:c="2"/>100 <text:s text:c="31"/>0202/5-V <text:s text:c="5"/>RESISTOR</text:p>
          </table:table-cell>
          <table:table-cell office:value-type="string" calcext:value-type="string">
            <text:p><text:s/>European symbol <text:s text:c="37"/>* 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0 <text:s/>4.7kO <text:s text:c="29"/>0202/7 <text:s text:c="7"/>RESISTOR</text:p>
          </table:table-cell>
          <table:table-cell office:value-type="string" calcext:value-type="string">
            <text:p><text:s/>European symbol <text:s text:c="37"/>* 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1 <text:s/>1k <text:s text:c="32"/>0202/5-V <text:s text:c="5"/>RESISTOR</text:p>
          </table:table-cell>
          <table:table-cell office:value-type="string" calcext:value-type="string">
            <text:p><text:s/>European symbol <text:s text:c="37"/>* <text:s text:c="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 <text:s text:c="2"/>SL-SW-2P-2T-H <text:s text:c="21"/>SLSW-2P2T-H <text:s text:c="65"/>* <text:s text:c="6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1 <text:s/>PB-1P-1T <text:s text:c="26"/>PB-1P1T <text:s text:c="69"/>* <text:s text:c="6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1 <text:s text:c="2"/>BC547 <text:s text:c="29"/>TO92-CBE-A <text:s text:c="66"/>* <text:s text:c="6"/>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Source Code Pro" svg:font-family="'Source Code Pr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2T14:51:43.986000000</dc:date>
    <meta:editing-duration>PT1M39S</meta:editing-duration>
    <meta:editing-cycles>1</meta:editing-cycles>
    <meta:generator>LibreOffice/5.2.1.2$Windows_x86 LibreOffice_project/31dd62db80d4e60af04904455ec9c9219178d620</meta:generator>
    <meta:document-statistic meta:table-count="1" meta:cell-count="60" meta:object-count="0"/>
  </office:meta>
</office:document-meta>
</file>